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Blazed" svg:font-family="Blazed" style:font-pitch="variable"/>
    <style:font-face style:name="Times New Roman" svg:font-family="'Times New Roman'" style:font-family-generic="roman" style:font-pitch="variable"/>
    <style:font-face style:name="Arial" svg:font-family="Arial" style:font-family-generic="swiss" style:font-pitch="variable"/>
    <style:font-face style:name="Bahnschrift SemiLight" svg:font-family="'Bahnschrift SemiLight'" style:font-family-generic="swiss" style:font-pitch="variable"/>
    <style:font-face style:name="Corbel" svg:font-family="Corbe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P3" style:family="paragraph" style:parent-style-name="Standard">
      <style:paragraph-properties fo:text-align="start" style:justify-single-word="false"/>
      <style:text-properties style:font-name="Times New Roman" fo:font-style="italic" style:text-underline-style="none" fo:font-weight="normal"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style:font-name="Times New Roman" fo:font-style="normal" style:text-underline-style="none" fo:font-weight="bold"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7" style:family="paragraph" style:parent-style-name="Standard" style:list-style-name="L1">
      <style:paragraph-properties fo:text-align="start"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style:font-name="Times New Roman" fo:font-style="italic" style:text-underline-style="none" fo:font-weight="normal"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11" style:family="paragraph" style:parent-style-name="Standard" style:list-style-name="L2">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12" style:family="paragraph" style:parent-style-name="Standard" style:list-style-name="L3">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Times New Roman" fo:font-style="normal" style:text-underline-style="none" fo:font-weight="bold"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16" style:family="paragraph" style:parent-style-name="Standard">
      <style:paragraph-properties fo:text-align="center" style:justify-single-word="false"/>
      <style:text-properties style:font-name="Blazed" fo:font-size="26pt" fo:font-style="normal" style:text-underline-style="none" fo:font-weight="bold" style:font-size-asian="26pt" style:font-style-asian="normal" style:font-weight-asian="bold" style:font-size-complex="26pt" style:font-style-complex="normal" style:font-weight-complex="bold" style:text-scale="60%"/>
    </style:style>
    <style:style style:name="P17" style:family="paragraph" style:parent-style-name="Standard">
      <style:paragraph-properties fo:text-align="start" style:justify-single-word="false"/>
      <style:text-properties style:font-name="Corbel" fo:font-style="italic" style:text-underline-style="solid" style:text-underline-width="auto" style:text-underline-color="font-color" fo:font-weight="normal"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Corbel" fo:font-style="italic" style:text-underline-style="none" fo:font-weight="normal"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style:text-underline-style="none" fo:font-weight="normal" style:font-weight-asian="normal" style:font-weight-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LAN DE L'ORAL</text:p>
      <text:p text:style-name="P1"/>
      <text:p text:style-name="P17">plan d'une grande partie :</text:p>
      <text:p text:style-name="P18">transition avec antécédents</text:p>
      <text:p text:style-name="P18">éléments de préparations</text:p>
      <text:p text:style-name="P18"/>
      <text:p text:style-name="P18">titre de partie</text:p>
      <text:p text:style-name="P18">observations générales</text:p>
      <text:p text:style-name="P18">observations détaillées</text:p>
      <text:p text:style-name="P18">(observations habituelles)</text:p>
      <text:p text:style-name="P18">phénologie</text:p>
      <text:p text:style-name="P18">répartition</text:p>
      <text:p text:style-name="P18"/>
      <text:p text:style-name="P3"/>
      <text:p text:style-name="P2"/>
      <text:p text:style-name="P2">Introduction :</text:p>
      <text:p text:style-name="P3"/>
      <text:p text:style-name="P3">vue générale sur l'ensemble de la zone, avec du recul et en premier plan des éléments de pré salé :(par ordre d'importance) tamaris, phragmites, herbe basse type prairie, petits arbres (tq olivier de bohème...), blanquette, cannes de provence, ronces, joncs...</text:p>
      <text:p text:style-name="P4"><text:span text:style-name="T1">(amorce de la pb + thème national)</text:span> Notre TPE porte sur la thématique des écosystèmes, notion abordée en seconde avec notamment les réseaux trophiques, mais ce n'est pas ce qui ici a été soumis à notre étude. Afin de nous inscrire dans le thème national matière et forme, nous nous sommes intéressés aux liens entre la matière vivante et la matière inerte avec la question « quelles sont les relations entre biotope et biocénose ? ».</text:p>
      <text:p text:style-name="P5">(les termes du sujet) <text:span text:style-name="T2">regard interrogateur ou question du type « ça veut dire quoi » étaient la réaction la plus fréquente après que l'on ait énoncé notre problématique.</text:span></text:p>
      <text:p text:style-name="P4">Biotope : ensemble de critères physiques et chimiques homogènes sur une zone permettant de la définir comme écosystème</text:p>
      <text:p text:style-name="P4">Biocénose : ensemble des être vivants présent sur une zone</text:p>
      <text:p text:style-name="P4">l'inerte et le vivant, ou bien le contenant et le contenu</text:p>
      <text:p text:style-name="P3">sur l'image fixe visible, présence d'éléments permettant d'illustrer le propos :</text:p>
      <text:p text:style-name="P3">endroits où le sol est visible → influence de la nature du sol comme élément du biotope</text:p>
      <text:p text:style-name="P3">ciel visible → influence de la météo</text:p>
      <text:p text:style-name="P3">roubine ou étang → influence de la proximité de l'eau</text:p>
      <text:p text:style-name="P3">plantes et animaux → la biocénose</text:p>
      <text:p text:style-name="P4">citation d'exemples présents à l'écran</text:p>
      <text:p text:style-name="P5">(pourquoi cette question) <text:span text:style-name="T2">une question qu'on peut se poser en observant la nature. Il existe des variations dans le peuplement des êtres vivants. Certaines plantes poussent à certains endroits et pas d'autres. Certains animaux migrent, et d'autres sont présents sur tous les continents. </text:span></text:p>
      <text:p text:style-name="P5"><text:span text:style-name="T2">Nous avons ici tenté de reproduire un exemple de variation observable. </text:span><text:span text:style-name="T3">déplacement de la caméra à travers le pré salé en direction de la sansouïre, évolution de la végétation qui passe d'une végétation de pré salé à une végétation de sansouïre (cf caractéristiques plus loin)</text:span></text:p>
      <text:p text:style-name="P4">Étude de la cause de ces variations.</text:p>
      <text:p text:style-name="P5">(comment répondre à cette question) <text:span text:style-name="T2">conseils de notre P1. Etude d'une zone précise afin d'avoir des éléments concrets de réponse. Choix d'une zone : la sansouïre en bordure de l'étang du Méjean. </text:span></text:p>
      <text:p text:style-name="P3">Pointage sur carte</text:p>
      <text:p text:style-name="P4">Proximité géographique, simplicité des facteurs, facilité d'identification de la biocénose.</text:p>
      <text:p text:style-name="P4">Zone rectangulaire : facilité de déplacement sur le sentier et d'observation des plantes qui le bordent. </text:p>
      <text:p text:style-name="P4"><text:soft-page-break/>Etude chronologique : comparaison des observations faites à différents moments, afin d'en déduire des relations de cause à effet entre les éléments identifiés.</text:p>
      <text:p text:style-name="P4">Sorties à une fréquence mensuelle</text:p>
      <text:p text:style-name="P4"/>
      <text:p text:style-name="P15">(transition)<text:span text:style-name="T10"> </text:span><text:span text:style-name="T5">fortes pluies</text:span></text:p>
      <text:p text:style-name="P15"><text:span text:style-name="T10">préparation de la sortie en notant la météo.</text:span></text:p>
      <text:p text:style-name="P4"/>
      <text:list xml:id="list914387012775335914" text:style-name="L1">
        <text:list-item>
          <text:p text:style-name="P7">Première sortie, premier contact</text:p>
        </text:list-item>
      </text:list>
      <text:p text:style-name="P3"/>
      <text:p text:style-name="P3">déplacement de la caméra vers l'arrêt 1, à environ un tiers de la zone d'étude.</text:p>
      <text:p text:style-name="P3">Indicateur temporel : la date de la sortie 21/10 ou le mois dans un coin</text:p>
      <text:p text:style-name="P3">indicateur thermique : 20 °C</text:p>
      <text:p text:style-name="P3">environnement : brouillard sur l'étang</text:p>
      <text:p text:style-name="P3">couleur de la sansouïre : vert, avec quelques tons rouge/jaune</text:p>
      <text:p text:style-name="P3">prédominance de salicorne</text:p>
      <text:p text:style-name="P5">(préparation de la sortie) <text:span text:style-name="T2">on avait pas trop d'idées, on s'était pas trop préparés... (soyons honnêtes)</text:span></text:p>
      <text:p text:style-name="P4">renseignements sur le temps qu'il avait fait avant notre sortie, en cas de csq observables : antécédents pluvieux.</text:p>
      <text:p text:style-name="P4">on avait lu quelques livres pour avoir quelques idées de ce à quoi s'attendre, fait quelques recherches pour savoir quels étaient les différents points à étudier, et reçu quelques conseils de nos parents.</text:p>
      <text:p text:style-name="P5"><text:span text:style-name="T2">En conséquence, on savait d'avance que les différentes plantes qu'on observerait seraient la salicorne l'obione et la soude. <text:s/></text:span><text:span text:style-name="T3">Éventuellement, apparition de trois plants côte à côte,pour montrer leur caractéristiques générales qui nous ont permis de les reconnaître, puis disparition.</text:span></text:p>
      <text:p text:style-name="P5">(observation des plantes) <text:span text:style-name="T2">La salicorne : prédominante (70%), habitat continu, </text:span></text:p>
      <text:p text:style-name="P3">éventuellement, les plants de salicorne parmi la sansouire, en surbrillance</text:p>
      <text:p text:style-name="P4">en phase de défloraison </text:p>
      <text:p text:style-name="P3">zoom sur un plant de salicorne avec apparition de ce détail</text:p>
      <text:p text:style-name="P4">cohérent avec nos recherches qui nous ont appris que la période de floraison des plantes de la sansouïre est en fin d'été.</text:p>
      <text:p text:style-name="P4">La soude : nous n'avons vu qu'un plant (en raison je crois, d'une erreur d'identification...), habitat isolé (logique). Plant de salsola soda. Phénologie : végète.</text:p>
      <text:p text:style-name="P3">Zoom sur un plant de salsola soda</text:p>
      <text:p text:style-name="P5"><text:span text:style-name="T2">L'obione : occupe 30 %, habitat dispersé, </text:span><text:span text:style-name="T3">éventuellement obione en surbrillance</text:span></text:p>
      <text:p text:style-name="P5"><text:span text:style-name="T2">En fleur, </text:span><text:span text:style-name="T3">zoom sur un plants d'obione, avec apparition de ce détail.</text:span></text:p>
      <text:p text:style-name="P5">(la répartition) <text:span text:style-name="T2">mise en place d'un système de restitution des variations de répartition au sein de la zone : découpage de la zone en portions de 5 mètres de long, établissement du pourcentage de chaque plante dans chaque zone. </text:span></text:p>
      <text:p text:style-name="P3">Premier graphique de répartition de la flore en fonction de la distance à l'eau.</text:p>
      <text:p text:style-name="P4">Imprécision not. dans la mesure des « 5 mètres ».</text:p>
      <text:p text:style-name="P5">(comptage) <text:span text:style-name="T2">présence d'insectes : des moucherons, des araignées, une guêpe, fourmis, moustiques tigre. </text:span><text:span text:style-name="T3">Zoom + apparition d'insectes (pas forcément tous ceux qu'on cite. </text:span><text:span text:style-name="T2">Vie en bordure et dans l'étang : crevettes et puces de sable, invertébrés aquatiques. Humains. </text:span><text:span text:style-name="T3">(si c'est pas trop galère) </text:span><text:span text:style-name="T2">Oiseaux. </text:span><text:span text:style-name="T3">Zoom sur l'étang en arrière plan + apparition de quelques oiseaux not. flamands roses et cormorans.</text:span><text:span text:style-name="T2">Observation de traces dans la boue (liée à la pluie des jours précédents). </text:span><text:span text:style-name="T3">Zoom vers le sol avec apparition de trace de sabots et/ou pas et/ou chien.</text:span></text:p>
      <text:p text:style-name="P5">(activité humaine) <text:span text:style-name="T2">forte présence de déchets. </text:span><text:span text:style-name="T3">Zoom sur le sol/les plantes + apparition de déchets plastiques et bouts de bois manufacturés.</text:span></text:p>
      <text:p text:style-name="P5">(premier relevé de dénivelé) <text:span text:style-name="T2">à vue de nez, on était pas sûr de son utilité.</text:span></text:p>
      <text:p text:style-name="P3">1er graphique de dénivelé</text:p>
      <text:p text:style-name="P3"/>
      <text:p text:style-name="P15">(transition)<text:span text:style-name="T10"> </text:span><text:span text:style-name="T5">la caméra se déplace jusqu'à l'arrêt suivant. Soleil.</text:span></text:p>
      <text:p text:style-name="P5"><text:soft-page-break/><text:span text:style-name="T2">Tests de salinité en laboratoire.</text:span></text:p>
      <text:p text:style-name="P5"><text:span text:style-name="T2">Échange avec les professeurs : plus grande précision dans nos mesures, notamment le dénivelé. Réflexion concernant les mesures (données du web, altimètre...). Choix d'une autre méthode.</text:span></text:p>
      <text:p text:style-name="P4"/>
      <text:p text:style-name="P3">II-Deuxième sortie, le relevé de dénivelé</text:p>
      <text:p text:style-name="P5"/>
      <text:p text:style-name="P3">couleur dominante marron-jaune</text:p>
      <text:p text:style-name="P4"><text:span text:style-name="T4">pas de nuages</text:span></text:p>
      <text:p text:style-name="P4"><text:span text:style-name="T4">indicateur temporel et thermique : 19/11 température : 19,5°C,</text:span> antécédents = beau temps.</text:p>
      <text:p text:style-name="P4">Objectifs : Mesure habituelles, mesure de surface pour une plus grande précision dans le relevé de répartition, prélèvement de sol (qui sera abandonné par la suite) et d'eau pour une mesure de salinité.</text:p>
      <text:p text:style-name="P5">(relevé habituels) <text:s/><text:span text:style-name="T2">odeur neutre, couleur dominante marron-jaune. </text:span><text:span text:style-name="T3">Moins de déchets</text:span><text:span text:style-name="T2">. </text:span><text:span text:style-name="T3">beaucoup d'oiseaux (surtout flamands roses)</text:span></text:p>
      <text:p text:style-name="P10"><text:span text:style-name="T7">(répartition) </text:span>: <text:span text:style-name="T6">Observation : La répartition ne varie pas beaucoup. </text:span><text:span text:style-name="T2">(Apparition des deux graphiques de répartition)</text:span><text:span text:style-name="T6">.</text:span></text:p>
      <text:p text:style-name="P10"><text:span text:style-name="T7">(phénologie) </text:span><text:span text:style-name="T2">différents plants avec leurs phénologies respectives. </text:span><text:span text:style-name="T6">Variations</text:span></text:p>
      <text:p text:style-name="P5">(relevé de dénivelé) <text:span text:style-name="T2">: explication de la méthode avec le tuyau</text:span></text:p>
      <text:p text:style-name="P3">éventuellement un déplacement de la caméra de façon a pouvoir observer le dénivelé mesuré. (Cela nécessite d'avoir un dénivelé très proche dans la simulation à celui qu'il peut y avoir en vrai.</text:p>
      <text:p text:style-name="P3">Schéma explicatif de cette méthode</text:p>
      <text:p text:style-name="P4">difficultés qu'on a rencontrées.</text:p>
      <text:p text:style-name="P4">Des résultats satisfaisants (et surtout cohérents).</text:p>
      <text:p text:style-name="P3">Graphique du relevé de dénivelé avec les nouveaux résultats.</text:p>
      <text:p text:style-name="P10"><text:span text:style-name="T6"/></text:p>
      <text:p text:style-name="P10"><text:span text:style-name="T6"/></text:p>
      <text:p text:style-name="P6"><text:span text:style-name="T7">(transition)</text:span><text:span text:style-name="T8"> notre P2 nous propose de nous remettre en question sur la représentativité de notre zone par rapport à la sansouïre. Ainsi, nous avons passé une après-midi dans la zone protégée de la nature sans effectué énormément de relevé, seulement dans une optique de vision globale de la sansouïre, et aussi une première approche avec l'influence de l'homme. De plus toutes les zones de sansouïre étaient inaccessibles. </text:span></text:p>
      <text:p text:style-name="P6"><text:span text:style-name="T10">Antécédents : vents violents de terre</text:span></text:p>
      <text:p text:style-name="P4"/>
      <text:list xml:id="list8750631944089213639" text:style-name="L2">
        <text:list-item>
          <text:p text:style-name="P11">Dernière sortie terrain, des conclusions à tirer</text:p>
        </text:list-item>
      </text:list>
      <text:p text:style-name="P10"/>
      <text:p text:style-name="P5">(observations habituelles) <text:span text:style-name="T3">brouillard, couleur de la sansouire : marron/roux</text:span></text:p>
      <text:p text:style-name="P5"><text:span text:style-name="T3">araignées, poissons (profiter de la proximité aquatique), flamands roses, éventuellement mouette et aigrette garzette.</text:span></text:p>
      <text:p text:style-name="P5"><text:span text:style-name="T3">Trace de marcassin</text:span></text:p>
      <text:p text:style-name="P10"><text:span text:style-name="T7">(phénologie et habitat)</text:span><text:span text:style-name="T6"> </text:span><text:span text:style-name="T2">différents plants avec leurs phénologies et habitat respectifs. </text:span><text:span text:style-name="T6">Variations not pour la phénologie.</text:span></text:p>
      <text:p text:style-name="P10"><text:span text:style-name="T7">(répartition) </text:span><text:span text:style-name="T6">Observation : La répartition ne varie pas beaucoup. (Apparition des trois graphiques de répartition).</text:span></text:p>
      <text:p text:style-name="P10"><text:span text:style-name="T7">(mise en relation des résultats) </text:span><text:span text:style-name="T2">graphique mettant en relation la répartition et le dénivelé. </text:span><text:span text:style-name="T6">(variations géographiques).</text:span></text:p>
      <text:p text:style-name="P10"><text:span text:style-name="T6"/></text:p>
      <text:p text:style-name="P6"><text:span text:style-name="T7">(transition)</text:span><text:span text:style-name="T9"> /!\ Achtung /!\ Achtung /!\ Es wird auf Deutsch gesprochen</text:span><text:span text:style-name="T8"> </text:span></text:p>
      <text:p text:style-name="P6"><text:span text:style-name="T8">la date d'échéance de la production approche. Parler de l'influence des humains sur les relations entre biotope et biocénose. Rencontre à la maison de la nature. </text:span></text:p>
      <text:p text:style-name="P10"><text:span text:style-name="T6"/></text:p>
      <text:list xml:id="list3552874414817407151" text:style-name="L3">
        <text:list-item>
          <text:p text:style-name="P12">Une sortie à la maison de la nature</text:p>
        </text:list-item>
      </text:list>
      <text:p text:style-name="P10"/>
      <text:p text:style-name="P4"><text:soft-page-break/></text:p>
      <text:p text:style-name="P10"><text:span text:style-name="T7"><text:s/></text:span></text:p>
      <text:p text:style-name="P5"><text:span text:style-name="T3"/></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Blazed" svg:font-family="Blazed" style:font-pitch="variable"/>
    <style:font-face style:name="Times New Roman" svg:font-family="'Times New Roman'" style:font-family-generic="roman" style:font-pitch="variable"/>
    <style:font-face style:name="Arial" svg:font-family="Arial" style:font-family-generic="swiss" style:font-pitch="variable"/>
    <style:font-face style:name="Bahnschrift SemiLight" svg:font-family="'Bahnschrift SemiLight'" style:font-family-generic="swiss" style:font-pitch="variable"/>
    <style:font-face style:name="Corbel" svg:font-family="Corbe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25T13:14:10.470000000</meta:creation-date>
    <meta:editing-duration>PT6H12M16S</meta:editing-duration>
    <meta:editing-cycles>9</meta:editing-cycles>
    <meta:generator>OpenOffice/4.1.5$Win32 OpenOffice.org_project/415m1$Build-9789</meta:generator>
    <dc:date>2018-02-28T18:28:05.43</dc:date>
    <dc:creator>Silène Godard-Cadillac</dc:creator>
    <meta:document-statistic meta:table-count="0" meta:image-count="0" meta:object-count="0" meta:page-count="4" meta:paragraph-count="91" meta:word-count="1331" meta:character-count="8553"/>
  </office:meta>
</office:document-meta>
</file>